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Esto es una prueba de impresion de texto</text:span></text:p>
        <text:p text:style-name="P2"><text:span text:style-name="T2">Esto es una prueba de impresion de texto</text:span></text:p>
        <text:p text:style-name="P3"><text:span text:style-name="oneUserDefinedStyle">Esto es una prueba de impresion de texto</text:span></text:p>
        <text:p text:style-name="P4"><text:span text:style-name="T3">"Esto es una prueba de impresion de texto'Esto es otra prueba de impresion de texto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07T02:29:06.000</dc:date>
    <meta:generator>PHPWord</meta:generator>
    <meta:initial-creator/>
    <meta:creation-date>2021-05-07T02:29:06.000</meta:creation-date>
    <meta:keyword/>
    <meta:user-defined meta:name="Category"/>
    <meta:user-defined meta:name="Company"/>
    <meta:user-defined meta:name="Manager"/>
  </office:meta>
</office:document-meta>
</file>